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Access Hardware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sheets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Grepp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. Search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www.winmaildat.com/" xlink:type="simple">Open winmail.dat att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3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..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-00-0000</text:date>, <text:time style:data-style-name="N2" text:time-value="07:48:11.97115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4T08:12:53.416618950</dc:date>
    <meta:editing-duration>PT4H40M31S</meta:editing-duration>
    <meta:editing-cycles>96</meta:editing-cycles>
    <meta:generator>LibreOffice/6.4.7.2$Linux_X86_64 LibreOffice_project/40$Build-2</meta:generator>
    <dc:title>K-Linken</dc:title>
    <meta:document-statistic meta:table-count="1" meta:cell-count="67" meta:object-count="0"/>
  </office:meta>
</office:document-meta>
</file>